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AA0000018BB69672619E526E97.png" manifest:media-type="image/png"/>
  <manifest:file-entry manifest:full-path="Pictures/10000201000006D60000027C0263796ED22D733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65cm" svg:height="1.7cm" svg:x="0.035cm" svg:y="3.6cm">
          <draw:image xlink:href="Pictures/10000201000006D60000027C0263796ED22D733F.png" xlink:type="simple" xlink:show="embed" xlink:actuate="onLoad" loext:mime-type="image/png">
            <text:p/>
          </draw:image>
        </draw:frame>
        <draw:frame draw:style-name="gr1" draw:text-style-name="P1" draw:layer="layout" svg:width="12.275cm" svg:height="3.343cm" svg:x="0.685cm" svg:y="0.1cm">
          <draw:image xlink:href="Pictures/10000201000005AA0000018BB69672619E526E9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4:49:35.860739922</dc:date>
    <dc:creator>Tobias Kuhn</dc:creator>
    <meta:editing-duration>PT8M2S</meta:editing-duration>
    <meta:editing-cycles>3</meta:editing-cycles>
    <meta:generator>LibreOffice/6.3.4.2$Linux_X86_64 LibreOffice_project/30$Build-2</meta:generator>
    <meta:document-statistic meta:object-count="2"/>
  </office:meta>
</office:document-meta>
</file>